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loext:contextual-spacing="false" fo:text-align="start" style:justify-single-word="false"/>
      <style:text-properties style:font-name="Arial1" fo:font-size="10pt" officeooo:paragraph-rsid="0009e346"/>
    </style:style>
    <style:style style:name="P2" style:family="paragraph" style:parent-style-name="Preformatted_20_Text">
      <style:paragraph-properties fo:text-align="center" style:justify-single-word="false"/>
      <style:text-properties style:font-name="Arial1" style:text-underline-style="none" officeooo:paragraph-rsid="0009e346"/>
    </style:style>
    <style:style style:name="P3" style:family="paragraph" style:parent-style-name="Preformatted_20_Text">
      <style:paragraph-properties fo:text-align="center" style:justify-single-word="false"/>
      <style:text-properties style:font-name="Arial1" officeooo:paragraph-rsid="0009e346"/>
    </style:style>
    <style:style style:name="P4" style:family="paragraph" style:parent-style-name="Preformatted_20_Text">
      <style:paragraph-properties fo:text-align="center" style:justify-single-word="false"/>
      <style:text-properties style:font-name="Arial1" fo:font-size="16pt" style:text-underline-style="none" fo:font-weight="bold" officeooo:paragraph-rsid="0009e346" style:font-size-asian="16pt" style:font-size-complex="16pt"/>
    </style:style>
    <style:style style:name="P5" style:family="paragraph" style:parent-style-name="Preformatted_20_Text" style:master-page-name="">
      <loext:graphic-properties draw:fill="none"/>
      <style:paragraph-properties fo:margin-left="1.3cm" fo:margin-right="1.6cm" fo:margin-top="0cm" fo:margin-bottom="0.499cm" loext:contextual-spacing="false" fo:text-align="start" style:justify-single-word="false" fo:text-indent="0cm" style:auto-text-indent="false" style:page-number="auto" fo:background-color="transparent"/>
      <style:text-properties style:font-name="Arial1" fo:font-size="10pt" officeooo:paragraph-rsid="0009e346"/>
    </style:style>
    <style:style style:name="P6"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1" fo:font-size="6pt" officeooo:rsid="000c6a82" officeooo:paragraph-rsid="000c6a82" style:font-size-asian="6pt" style:font-size-complex="6pt"/>
    </style:style>
    <style:style style:name="P7" style:family="paragraph" style:parent-style-name="Preformatted_20_Text" style:master-page-name="">
      <style:paragraph-properties fo:margin-left="1.251cm" fo:margin-right="0cm" fo:margin-top="0cm" fo:margin-bottom="0.499cm" loext:contextual-spacing="false" fo:text-align="start" style:justify-single-word="false" fo:text-indent="0cm" style:auto-text-indent="false" style:page-number="auto"/>
      <style:text-properties style:font-name="Arial1" fo:font-size="12pt" style:text-underline-style="none" fo:font-weight="bold" officeooo:paragraph-rsid="0009e346"/>
    </style:style>
    <style:style style:name="P8" style:family="paragraph" style:parent-style-name="Preformatted_20_Text" style:master-page-name="HTML">
      <style:paragraph-properties fo:text-align="center" style:justify-single-word="false" style:page-number="auto"/>
      <style:text-properties style:font-name="Arial1" fo:font-size="16pt" style:text-underline-style="none" fo:font-weight="bold" officeooo:rsid="000ffcd2" officeooo:paragraph-rsid="000ffcd2" style:font-size-asian="16pt" style:font-size-complex="16pt"/>
    </style:style>
    <style:style style:name="P9" style:family="paragraph" style:parent-style-name="Preformatted_20_Text" style:list-style-name="L1" style:master-page-name="">
      <loext:graphic-properties draw:fill="none"/>
      <style:paragraph-properties fo:margin-left="1.3cm" fo:margin-right="1.9cm" fo:margin-top="0cm" fo:margin-bottom="0.499cm" loext:contextual-spacing="false" fo:text-align="start" style:justify-single-word="false" fo:text-indent="0cm" style:auto-text-indent="false" style:page-number="auto" fo:background-color="transparent">
        <style:tab-stops/>
      </style:paragraph-properties>
      <style:text-properties style:font-name="Arial1" fo:font-size="10pt" officeooo:rsid="000e97a2" officeooo:paragraph-rsid="000e97a2"/>
    </style:style>
    <style:style style:name="P10" style:family="paragraph" style:parent-style-name="Preformatted_20_Text" style:list-style-name="L1">
      <loext:graphic-properties draw:fill="none"/>
      <style:paragraph-properties fo:margin-left="1.3cm" fo:margin-right="1.9cm" fo:margin-top="0cm" fo:margin-bottom="0.499cm" loext:contextual-spacing="false" fo:text-align="start" style:justify-single-word="false" fo:text-indent="0cm" style:auto-text-indent="false" fo:background-color="transparent">
        <style:tab-stops/>
      </style:paragraph-properties>
      <style:text-properties style:font-name="Arial1" fo:font-size="10pt" officeooo:rsid="000e97a2" officeooo:paragraph-rsid="000e97a2"/>
    </style:style>
    <style:style style:name="P11" style:family="paragraph" style:parent-style-name="Preformatted_20_Text" style:list-style-name="L1">
      <loext:graphic-properties draw:fill="none"/>
      <style:paragraph-properties fo:margin-left="1.3cm" fo:margin-right="1.9cm" fo:margin-top="0cm" fo:margin-bottom="0.499cm" loext:contextual-spacing="false" fo:text-align="start" style:justify-single-word="false" fo:text-indent="0cm" style:auto-text-indent="false" fo:background-color="transparent">
        <style:tab-stops/>
      </style:paragraph-properties>
      <style:text-properties style:font-name="Arial1" fo:font-size="10pt" officeooo:rsid="000e97a2" officeooo:paragraph-rsid="000ffcd2"/>
    </style:style>
    <style:style style:name="P12" style:family="paragraph" style:parent-style-name="Preformatted_20_Text" style:list-style-name="L1">
      <style:paragraph-properties fo:margin-left="0cm" fo:margin-right="0cm" fo:margin-top="0cm" fo:margin-bottom="0.499cm" loext:contextual-spacing="false" fo:text-align="start" style:justify-single-word="false" fo:text-indent="0cm" style:auto-text-indent="false">
        <style:tab-stops/>
      </style:paragraph-properties>
      <style:text-properties style:font-name="Arial1" fo:font-size="10pt" fo:font-weight="bold" officeooo:rsid="000ffcd2" officeooo:paragraph-rsid="000ffcd2" style:font-weight-asian="bold" style:font-weight-complex="bold"/>
    </style:style>
    <style:style style:name="P13" style:family="paragraph" style:parent-style-name="Preformatted_20_Text" style:list-style-name="L1" style:master-page-name="">
      <loext:graphic-properties draw:fill="none"/>
      <style:paragraph-properties fo:margin-left="0cm" fo:margin-right="1.9cm" fo:margin-top="0cm" fo:margin-bottom="0.499cm" loext:contextual-spacing="false" fo:text-align="start" style:justify-single-word="false" fo:text-indent="0cm" style:auto-text-indent="false" style:page-number="auto" fo:background-color="transparent">
        <style:tab-stops/>
      </style:paragraph-properties>
      <style:text-properties style:font-name="Arial1" fo:font-size="10pt" officeooo:rsid="000ffcd2" officeooo:paragraph-rsid="000ffcd2"/>
    </style:style>
    <style:style style:name="P14" style:family="paragraph" style:parent-style-name="Preformatted_20_Text" style:list-style-name="L1">
      <loext:graphic-properties draw:fill="none"/>
      <style:paragraph-properties fo:margin-left="0cm" fo:margin-right="1.9cm" fo:margin-top="0cm" fo:margin-bottom="0.499cm" loext:contextual-spacing="false" fo:text-align="start" style:justify-single-word="false" fo:text-indent="0cm" style:auto-text-indent="false" fo:background-color="transparent">
        <style:tab-stops/>
      </style:paragraph-properties>
      <style:text-properties style:font-name="Arial1" fo:font-size="10pt" officeooo:rsid="000ffcd2" officeooo:paragraph-rsid="000ffcd2"/>
    </style:style>
    <style:style style:name="T1" style:family="text">
      <style:text-properties officeooo:rsid="000cc6d2"/>
    </style:style>
    <style:style style:name="T2" style:family="text">
      <style:text-properties style:text-position="super 58%" officeooo:rsid="000cc6d2"/>
    </style:style>
    <style:style style:name="T3" style:family="text">
      <style:text-properties style:text-position="super 58%" officeooo:rsid="000e97a2"/>
    </style:style>
    <style:style style:name="T4" style:family="text">
      <style:text-properties officeooo:rsid="000e97a2"/>
    </style:style>
    <style:style style:name="T5" style:family="text">
      <style:text-properties officeooo:rsid="000ffcd2"/>
    </style:style>
    <style:style style:name="T6" style:family="text">
      <style:text-properties style:font-name="Arial" officeooo:rsid="000ffcd2" style:font-name-asian="NSimSun" style:font-name-complex="Liberation Mono"/>
    </style:style>
    <style:style style:name="T7" style:family="text">
      <style:text-properties officeooo:rsid="00111c7c"/>
    </style:style>
    <style:style style:name="T8" style:family="text">
      <style:text-properties officeooo:rsid="0011ba6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4">Longlevens Library Code Club</text:p>
      <text:p text:style-name="P2"/>
      <text:p text:style-name="P4"><text:span text:style-name="T5">Apollo Moon Landings 50</text:span><text:span text:style-name="T2">th</text:span><text:span text:style-name="T1"> Anniversary Project</text:span></text:p>
      <text:p text:style-name="P3"/>
      <text:p text:style-name="P1"/>
      <text:p text:style-name="P5"><text:span text:style-name="T4">July 2019 marks the 50</text:span><text:span text:style-name="T3">th</text:span><text:span text:style-name="T4"> anniversary of the first manned mission to the Moon.</text:span> <text:span text:style-name="T5">Five more Apollo missions successfully landed over the next 3</text:span><text:span text:style-name="T6">½</text:span><text:span text:style-name="T5"> years. Your mission is to create a game to land a spaceship of your own design onto the Moon’s surface six times. Each time the difficulty of landing shall be increased just as it was with the real missions. Note that a Raspberry Pi computer is tremendously more powerful than the computer aboard the Apollo spacecraft!</text:span></text:p>
      <text:p text:style-name="P7">Instructions</text:p>
      <text:list xml:id="list3183939699" text:style-name="L1">
        <text:list-item>
          <text:p text:style-name="P9">At the beginning of each mission your spaceship shall be flying horizontally above the surface of the moon at a <text:span text:style-name="T5">horizontal </text:span>speed of 20 units per second <text:span text:style-name="T5">close to the top and the side of the screen it is moving away from</text:span>. <text:span text:style-name="T5">The Moon’s gravity </text:span>shall <text:span text:style-name="T5">cause the spaceship to </text:span>fall <text:span text:style-name="T5">faster </text:span>towards the surface <text:span text:style-name="T5">by increasing the downwards speed by 2</text:span> unit<text:span text:style-name="T7">s</text:span> <text:span text:style-name="T5">every</text:span> second.</text:p>
        </text:list-item>
        <text:list-item>
          <text:p text:style-name="P10">You must provide controls to rotate the spaceship clockwise and anti-clockwise so that the craft can <text:span text:style-name="T5">be turned to </text:span>land vertically. The craft shall have a large engine to slow it down as it approaches the surface <text:span text:style-name="T7">in both the horizontal and vertical directions</text:span>. <text:span text:style-name="T5">Show a flame shooting from the engine whenever the engine is used. The speed of the spaceship shall increase by 2 units every second that the engine is burning in the direction the spaceship’s nose is pointing. (You may need help with the calculations required.)</text:span></text:p>
        </text:list-item>
        <text:list-item>
          <text:p text:style-name="P11">The surface of the Moon <text:span text:style-name="T5">for the first mission</text:span> shall be flat <text:span text:style-name="T5">just above the bottom of the screen</text:span>. <text:span text:style-name="T5">In t</text:span>he next mission add <text:span text:style-name="T5">a </text:span>crater, <text:span text:style-name="T5">a boulder </text:span>and <text:span text:style-name="T5">a </text:span>hill. <text:span text:style-name="T5">Then for mission 2 create a surface with 2 craters, 2 boulders and 2 hills and then for mission 3 have 3 of each and so on as the missions progress.</text:span></text:p>
        </text:list-item>
        <text:list-item>
          <text:p text:style-name="P11"><text:span text:style-name="T5">A</text:span> player <text:span text:style-name="T5">shall </text:span>successfully complete <text:span text:style-name="T5">a mission </text:span>by landing your spaceship on the moon upright on a level surface, at a speed of more than <text:span text:style-name="T5">4</text:span> units per second <text:span text:style-name="T5">in either the horizontal or vertical direction. If the spaceship touches the surface faster than that or touches a hill or a crater </text:span>it shall explode on <text:span text:style-name="T5">impact</text:span>!</text:p>
          <text:p text:style-name="P12"><text:span text:style-name="T7">Extra</text:span>s</text:p>
          <text:list>
            <text:list-item>
              <text:p text:style-name="P13">Add legs to the space<text:span text:style-name="T7">ship</text:span> that <text:span text:style-name="T7">must be lowered </text:span>before landing.</text:p>
            </text:list-item>
            <text:list-item>
              <text:p text:style-name="P14">Add a fuel gauge that allows only so much use of the engine before it fails and the spacecraft plummets out of the player’s control to the Moon’s surface and explodes.</text:p>
            </text:list-item>
            <text:list-item>
              <text:p text:style-name="P14">Add a timer to record the speed the player takes to complete all 6 missions successfully. Add a best time(s) score table to record the fastest times with the names of the players.</text:p>
            </text:list-item>
            <text:list-item>
              <text:p text:style-name="P14">Move to the next level’s landing site by taking off from the level before. The player must have retained enough fuel to beat the Moon’s gravity to reach the top of the screen and turn horizontal and accelerate to 20 units per second <text:span text:style-name="T7">with legs raised.</text:span></text:p>
            </text:list-item>
            <text:list-item>
              <text:p text:style-name="P14">Include code to <text:span text:style-name="T7">automatically control</text:span> what happens when the spaceship reaches the left, right or top of the screen while in flight.</text:p>
            </text:list-item>
            <text:list-item>
              <text:p text:style-name="P14">Change from the Moon to planets in our Solar System or beyond! <text:span text:style-name="T7">Vary the amount of gravity and invent new obstacles to avoid for a safe landing.</text:span></text:p>
            </text:list-item>
          </text:list>
        </text:list-item>
      </text:list>
      <text:p text:style-name="P6"><text:span text:style-name="T8">30</text:span>/0<text:span text:style-name="T8">8</text:span>/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8-30T10:30:38.195000000</dc:date>
    <meta:editing-duration>PT4H31M5S</meta:editing-duration>
    <meta:editing-cycles>6</meta:editing-cycles>
    <meta:generator>LibreOffice/6.1.6.3$Windows_X86_64 LibreOffice_project/5896ab1714085361c45cf540f76f60673dd96a72</meta:generator>
    <meta:document-statistic meta:table-count="0" meta:image-count="0" meta:object-count="0" meta:page-count="1" meta:paragraph-count="16" meta:word-count="547" meta:character-count="3009" meta:non-whitespace-character-count="2489"/>
  </office:meta>
</office:document-meta>
</file>